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0cb" officeooo:paragraph-rsid="001f20cb"/>
    </style:style>
    <style:style style:name="P2" style:family="paragraph" style:parent-style-name="Standard">
      <style:text-properties officeooo:rsid="001fdf57" officeooo:paragraph-rsid="001fdf57"/>
    </style:style>
    <style:style style:name="P3" style:family="paragraph" style:parent-style-name="Standard">
      <style:text-properties officeooo:rsid="0020ae1d" officeooo:paragraph-rsid="0020ae1d"/>
    </style:style>
    <style:style style:name="P4" style:family="paragraph" style:parent-style-name="Standard">
      <style:text-properties officeooo:rsid="00221b10" officeooo:paragraph-rsid="00221b10"/>
    </style:style>
    <style:style style:name="P5" style:family="paragraph" style:parent-style-name="Standard">
      <style:text-properties officeooo:rsid="0023821c" officeooo:paragraph-rsid="0023821c"/>
    </style:style>
    <style:style style:name="P6" style:family="paragraph" style:parent-style-name="Standard">
      <style:text-properties officeooo:rsid="0023821c" officeooo:paragraph-rsid="002485f4"/>
    </style:style>
    <style:style style:name="P7" style:family="paragraph" style:parent-style-name="Standard">
      <style:text-properties officeooo:paragraph-rsid="0023821c"/>
    </style:style>
    <style:style style:name="P8" style:family="paragraph" style:parent-style-name="Standard">
      <style:text-properties officeooo:rsid="00266f0f" officeooo:paragraph-rsid="00266f0f"/>
    </style:style>
    <style:style style:name="P9" style:family="paragraph" style:parent-style-name="Standard">
      <style:text-properties officeooo:rsid="0023821c" officeooo:paragraph-rsid="001f20cb"/>
    </style:style>
    <style:style style:name="T1" style:family="text">
      <style:text-properties officeooo:rsid="0020ae1d"/>
    </style:style>
    <style:style style:name="T2" style:family="text">
      <style:text-properties officeooo:rsid="00221b10"/>
    </style:style>
    <style:style style:name="T3" style:family="text">
      <style:text-properties officeooo:rsid="0027c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ffen 16.11.18</text:p>
      <text:p text:style-name="Standard"/>
      <text:p text:style-name="Standard"/>
      <text:p text:style-name="P1">Start: 9:18</text:p>
      <text:p text:style-name="P1"/>
      <text:p text:style-name="P1">Ende: <text:span text:style-name="T3">10:18</text:span></text:p>
      <text:p text:style-name="P9"/>
      <text:p text:style-name="P1"/>
      <text:p text:style-name="P1"/>
      <text:p text:style-name="P1">- Vorstellung zum Spielfeld:</text:p>
      <text:p text:style-name="P1"/>
      <text:p text:style-name="P1"><text:tab/>- Dynamische Arrays (emulierte Matrix)</text:p>
      <text:p text:style-name="P1"/>
      <text:p text:style-name="P1"><text:tab/>- Nachbarschaft leicht auszurechnen</text:p>
      <text:p text:style-name="P1"/>
      <text:p text:style-name="P1"><text:tab/>- Spiecheraufwand hoch Laufzeit gering</text:p>
      <text:p text:style-name="P1"/>
      <text:p text:style-name="P1"><text:tab/>- erster Stein muss bei (0,0) gelegt werden</text:p>
      <text:p text:style-name="P1"/>
      <text:p text:style-name="P1"/>
      <text:p text:style-name="P2">- Vorstellung GUI <text:span text:style-name="T2">Ausrichter </text:span>:</text:p>
      <text:p text:style-name="P2"/>
      <text:p text:style-name="P2"><text:tab/>- Siehe Code in <text:span text:style-name="T1">Git</text:span></text:p>
      <text:p text:style-name="P2"/>
      <text:p text:style-name="P2"/>
      <text:p text:style-name="P3">- Vorstellung <text:span text:style-name="T2">Observer Gui :</text:span></text:p>
      <text:p text:style-name="P3"/>
      <text:p text:style-name="P4"><text:tab/>- Ideen für Hintergrundmusik</text:p>
      <text:p text:style-name="P4"/>
      <text:p text:style-name="Standard"><text:tab/>- <text:span text:style-name="T2">Anmeldung separat als Sperre für andere Funktionen oder Select Game ausgrauen bis <text:tab/> <text:s text:c="4"/><text:tab/>anmeldung erfolgt ist.</text:span></text:p>
      <text:p text:style-name="Standard"/>
      <text:p text:style-name="Standard"><text:tab/>- <text:span text:style-name="T2">optional Offline Modus gegen KI</text:span></text:p>
      <text:p text:style-name="Standard"/>
      <text:p text:style-name="Standard"><text:tab/>- <text:span text:style-name="T2">Loadscreen Ideen</text:span></text:p>
      <text:p text:style-name="Standard"/>
      <text:p text:style-name="P4">- Neue Slack Chanels für Gruppen</text:p>
      <text:p text:style-name="Standard"/>
      <text:p text:style-name="P7"/>
      <text:p text:style-name="P5">Teams:</text:p>
      <text:p text:style-name="P5"/>
      <text:p text:style-name="P5"><text:tab/>Server:</text:p>
      <text:p text:style-name="P5"><text:tab/><text:tab/> Kai, Lukas, Ahmed, Daniel</text:p>
      <text:p text:style-name="Standard"/>
      <text:p text:style-name="P6"><text:tab/>Beobachter: <text:tab/></text:p>
      <text:p text:style-name="P5"><text:tab/><text:tab/> Houman, Yousef</text:p>
      <text:p text:style-name="Standard"/>
      <text:p text:style-name="P5"><text:tab/> Spielbrett:</text:p>
      <text:p text:style-name="P5"><text:tab/><text:tab/> Maximilian, Rene, Jan, Wael</text:p>
      <text:p text:style-name="Standard"/>
      <text:p text:style-name="Standard"/>
      <text:p text:style-name="Standard"/>
      <text:p text:style-name="Standard"><text:soft-page-break/>Spielbrett Zielsetzung:</text:p>
      <text:p text:style-name="Standard"><text:tab/>- Barebones Konzept in Code umsetzen mit kleinen Beispielen</text:p>
      <text:p text:style-name="Standard"><text:tab/>- Steine gemäß Interface testen und anzeigen</text:p>
      <text:p text:style-name="Standard"><text:tab/>- Testen auf effizienz</text:p>
      <text:p text:style-name="Standard"/>
      <text:p text:style-name="Standard"/>
      <text:p text:style-name="Standard">Sever Zielsetzung:</text:p>
      <text:p text:style-name="Standard"><text:tab/>- Grundfunktionalitäten nachInterface</text:p>
      <text:p text:style-name="Standard"><text:tab/>- Exceptions</text:p>
      <text:p text:style-name="Standard"><text:tab/>- falls Zeit GUI weiterentwickeln</text:p>
      <text:p text:style-name="Standard"/>
      <text:p text:style-name="Standard"/>
      <text:p text:style-name="P8">Beobachter Zielsetzung:</text:p>
      <text:p text:style-name="P8"><text:tab/>- Fertigstellung Lobby GUI</text:p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46S</meta:editing-duration>
    <meta:editing-cycles>13</meta:editing-cycles>
    <meta:generator>LibreOffice/5.4.6.2$Windows_X86_64 LibreOffice_project/4014ce260a04f1026ba855d3b8d91541c224eab8</meta:generator>
    <dc:date>2019-01-20T16:59:42.522000000</dc:date>
    <meta:document-statistic meta:table-count="0" meta:image-count="0" meta:object-count="0" meta:page-count="2" meta:paragraph-count="34" meta:word-count="136" meta:character-count="951" meta:non-whitespace-character-count="809"/>
    <meta:user-defined meta:name="Info 1"/>
    <meta:user-defined meta:name="Info 2"/>
    <meta:user-defined meta:name="Info 3"/>
    <meta:user-defined meta:name="Info 4"/>
  </office:meta>
</office:document-meta>
</file>